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style:style>
    <style:style style:name="T7" style:parent-style-name="Policepardéfaut" style:family="text">
      <style:text-properties fo:font-weight="bold" style:font-weight-asian="bold" style:font-weight-complex="bold"/>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T12" style:parent-style-name="Policepardéfaut" style:family="text">
      <style:text-properties fo:font-weight="bold" style:font-weight-asian="bold" style:font-weight-complex="bold"/>
    </style:style>
    <style:style style:name="T13" style:parent-style-name="Policepardéfaut" style:family="text">
      <style:text-properties fo:font-weight="bold" style:font-weight-asian="bold" style:font-weight-complex="bold"/>
    </style:style>
    <style:style style:name="T14" style:parent-style-name="Policepardéfaut" style:family="text">
      <style:text-properties fo:font-weight="bold" style:font-weight-asian="bold" style:font-weight-complex="bold"/>
    </style:style>
    <style:style style:name="T15" style:parent-style-name="Policepardéfaut" style:family="text">
      <style:text-properties fo:font-weight="bold" style:font-weight-asian="bold" style:font-weight-complex="bold"/>
    </style:style>
    <style:style style:name="T16" style:parent-style-name="Policepardéfaut" style:family="text">
      <style:text-properties fo:font-weight="bold" style:font-weight-asian="bold" style:font-weight-complex="bold"/>
    </style:style>
    <style:style style:name="T17" style:parent-style-name="Policepardéfaut" style:family="text">
      <style:text-properties fo:font-weight="bold" style:font-weight-asian="bold" style:font-weight-complex="bold"/>
    </style:style>
  </office:automatic-styles>
  <office:body>
    <office:text text:use-soft-page-breaks="true">
      <text:p text:style-name="P1">Après avoir mis dans le bon ordre les premières cases de la ligne jusqu’à taille-2, car on traite les deux dernières cases différemment du reste, on va utiliser d’autres fonctions comme<text:s/><text:span text:style-name="T2">place_prepa_fin</text:span>,<text:s/><text:span text:style-name="T3">place_coin_haut,<text:s/></text:span><text:span text:style-name="T4">placeFin_debug et placeFin_debug2.</text:span></text:p>
      <text:p text:style-name="Normal">Ces fonctions sont utilisées sur les lignes 1 jusqu’à taille-3, les deux dernières lignes sont traitées autrement.</text:p>
      <text:p text:style-name="Normal">Pour une meilleure compréhension je vais prendre l’exemple d’un taquin de taille 5*5.</text:p>
      <text:p text:style-name="Normal">Pour se situer sur le taquin il faut que les deux dernières cases de chaque ligne (4 et 5 pour la première ligne) soient préalablement dans une position voulue. Si nous plaçons d’abord la case 4 sans s’occuper de la case 5, celle-ci sera déplacé lors de la mise en place du 5.<text:s/></text:p>
      <text:p text:style-name="Normal">La fonction<text:s/><text:span text:style-name="T5">place_prepa_fin</text:span><text:s/>sert donc à préparer les deux cases pour ensuite les placer correctement. Pour cela, il est nécessaire que la case 4 se trouve à la position finale de la case 5 et que la case 5 se trouve juste en dessous, ensuite il suffit de<text:s/>faire une rotation pour bien les placer. Dans cette fonction on va donc récupérer la position de la case que l’on traite et on va placer cette case sur une extrémité du taquin grâce à la fonction<text:s/><text:span text:style-name="T6">get_on_side.<text:s/></text:span>Ensuite on cherche à la placer sur la case qui<text:s/>se trouve en dessous de la case 5 finale. On utilise la fonction<text:s/><text:span text:style-name="T7">tourne</text:span><text:s/>jusqu’à que ce soit le cas. Pour finir on se place en dessous de cette case car nous repartirons de cette position ensuite.</text:p>
      <text:p text:style-name="Normal">A partir du moment où cette case est placé comme nous le voulons, nous utilisons la fonction<text:s/><text:span text:style-name="T8">place_coin_haut</text:span>. Cette fonction vérifie si la case est au bon endroit et fait un déplacement brut, c'est-à-dire qu’il fera toujours ce déplacement : Gauche, Haut, Haut, Droite et Bas. Avec ce déplacement, la case 4 monte d’une case et se situe à l’endroit voulu pour la préparation.</text:p>
      <text:p text:style-name="Normal">On recommence avec la case 5 pour que celle-ci se place en dessous du 4. La fonction<text:s/><text:span text:style-name="T9">place_prepa_fin<text:s/></text:span>est donc seulement nécessaire. On se retrouve donc dans la situation où la case 4 et 5 sont l’un au-dessus l’autre. La situation est respectée et il suffit de faire une rotation pour les placer définitivement.<text:s/></text:p>
      <text:p text:style-name="Normal">La fonction<text:s/><text:span text:style-name="T10">place_coin_haut</text:span><text:s/>est rappelée pour placer la case 5 dans sa position finale, en même temps la case 4 est décalé à gauche ce qui<text:s/>signifie que cette case est à la bonne place.</text:p>
      <text:p text:style-name="Normal">Cette série de fonction est répétée jusqu’à ce qu’il reste 2 lignes à compléter. Mais plusieurs situations ne fonctionnent pas avec cet enchainement.<text:s/></text:p>
      <text:p text:style-name="Normal">Il y a 5 situations précisément où il faut utiliser la fonction<text:span text:style-name="T11"><text:s/>placeFin_debug<text:s/></text:span>ou<text:s/><text:span text:style-name="T12">placeFin_debug2<text:s/></text:span>avant d’utiliser les autres fonctions.<text:span text:style-name="T13"><text:s/></text:span>La première situation est lorsque la case 4 est déjà à la bonne place mais que le 5 n’y est pas. Il y a aussi la situation inverse, le 5 est placé mais pas le 4.<text:s/></text:p>
      <text:p text:style-name="Normal">Pour régler ce<text:s/>problème, la fonction<text:s/><text:span text:style-name="T14">placeFin_debug<text:s/></text:span>est utilisé. Nous plaçons la case vide en dessous<text:s/>de la case rentrée en paramètre puis un déplacement brut est effectué s’il s’agit de l’avant dernière case de la ligne ou bien la dernière case. Les déplacements pour l’avant dernière case sont Haut, Droite et Gauche ; les déplacements pour la dernière case sont Haut, Gauche et Bas.</text:p>
      <text:p text:style-name="Normal">A la fin de cette fonction on retrouve un<text:s/><text:span text:style-name="T15">get_under</text:span><text:span text:style-name="T16"><text:s/></text:span>et<text:s/>un déplacement Haut. Cette combinaison permet de régler 2 autres des 5 situations qui posent problèmes. Il s’agit de la situation où la case 4<text:s/><text:soft-page-break/>est bien placé et que la case 5 est juste en dessous, et de la situation où la case 5 est bien placé et la case 4 en dessous de celle-ci.<text:s/></text:p>
      <text:p text:style-name="Normal">La dernière situation que l’on veut gérer est quand l’avant dernière case se trouve à la place finale de la dernière case et inversement. Pour cela on utilise<text:s/><text:span text:style-name="T17">placeFin_debug2</text:span><text:s/>qui va placer la case vide en dessous de la dernière case (le 5 dans notre exemple) et qui va faire une rotation Haut, Droite, Bas et Gauche puis appeler placeFin_debug pour les 2 cases. Contrairement à l’autre fonction debug, celle-ci n’est utilisé seulement si cette situation est présente sur les lignes 1 à taille – 3.</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ieu PERRIN</meta:initial-creator>
    <dc:creator>Matthieu PERRIN</dc:creator>
    <meta:creation-date>2019-11-26T08:11:00Z</meta:creation-date>
    <dc:date>2019-11-27T10:00:00Z</dc:date>
    <meta:template xlink:href="Normal" xlink:type="simple"/>
    <meta:editing-cycles>5</meta:editing-cycles>
    <meta:editing-duration>PT7980S</meta:editing-duration>
    <meta:document-statistic meta:page-count="2" meta:paragraph-count="7" meta:word-count="613" meta:character-count="3979" meta:row-count="28" meta:non-whitespace-character-count="3373"/>
  </office:meta>
</office:document-meta>
</file>